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Notes on Leverhulme Detailed Project Description</text:h>
      <text:p text:style-name="P1"/>
      <text:p text:style-name="P1">Last modified: 2 March 2009</text:p>
      <text:p text:style-name="P1">Author: <text:a xlink:type="simple" xlink:href="mailto:tamara.lopez@kcl.ac.uk">tamara.lopez@kcl.ac.uk</text:a></text:p>
      <text:p text:style-name="P1"/>
      <text:p text:style-name="P2">These notes correspond to the twelve areas of work detailed in section N: Technical Tasks of the Leverhulme proposal.</text:p>
      <text:p text:style-name="P1"/>
      <text:p text:style-name="Horizontal_20_Line"/>
      <text:p text:style-name="P1"/>
      <text:p text:style-name="P1"/>
      <text:p text:style-name="P1">1.Detailed analysis, in close collaboration with the researchers, of all three types of material (letters, diary, lesson books), and the creation of XML specifications for each type (Schema and/or Document Type Definitions (DTDs)).</text:p>
      <text:p text:style-name="Standard"/>
      <text:p text:style-name="Standard">A customised schema has been developed to accommodate the needs of the three primary content types in the project. <text:s/>The schema is implemented using the W3C XML Schema and has been supplemented with a series of custom elements that unambiguously associate each XML file with corresponding physical objects in the document universe. <text:s/>The overarching schema is also designed to ease encoding by the research team, by isolating areas for group and item level structured XML metadata elements, from others designed to support the core texts which require mixed-content XML. <text:s/>Building upon the descriptive metadata system developed in the pilot phase of the project, the structured metadata containers aggregate relevant elements from the Dublin Core standard; the mixed-content elements are specialised TEI elements that allow for comprehensive transcription and indication of a wide range of editorial intervention and commentary.</text:p>
      <text:p text:style-name="Standard"/>
      <text:p text:style-name="Standard">To-date, the schema has been thoroughly tested on a subset of diary materials<text:note text:id="ftn0" text:note-class="footnote"><text:note-citation>1</text:note-citation><text:note-body><text:p text:style-name="Footnote">Specifically, these are the January – June 1913 diaries, transcribed and encoded by Ian Bent to test the specification.</text:p></text:note-body></text:note> and to a lesser extent correspondence and lessonbooks. <text:s/>The schema was 'released' in October 2008 for active use by the Viennese contributors on the 1918-1925 diaries. <text:s/>Scheduled to be completed in the second quarter of year one, experience has shown that minor tweaks to this specification may be required until quite late in the encoding schedule. <text:s/>The project team is quite confident however that such changes will not affect the core elements of the specification, but instead will be focused on editorial and semantic layers of the encoding. <text:s/></text:p>
      <text:p text:style-name="Standard"/>
      <text:p text:style-name="P1">2.Design and specification of the system architecture, which will define the technical relationships between the three types of material, the mechanisms for indexing and inter-linking the materials, and the online publication framework. <text:s/></text:p>
      <text:p text:style-name="Standard"/>
      <text:p text:style-name="Standard">Specification and analysis of the technical relationships between the three types of material has been performed to identify relationships between the physical objects and their corresponding digital materials, and to isolate elements suitable for storage and management in a database layer from those which are best managed using XML. <text:s/></text:p>
      <text:p text:style-name="Standard"/>
      <text:p text:style-name="Standard">This exercise, completed in January 2008, resulted in a series of data diagrams which have subsequently been used to guide programming specifications as well as to inform encoding model <text:soft-page-break/>choices.<text:note text:id="ftn1" text:note-class="footnote"><text:note-citation>2</text:note-citation><text:note-body><text:p text:style-name="Footnote">See the attached Microsoft Powerpoint document, Data-Diagrams.ppt for a sample of these.</text:p></text:note-body></text:note></text:p>
      <text:p text:style-name="Standard"/>
      <text:p text:style-name="Standard"/>
      <text:p text:style-name="Standard"><text:span text:style-name="T1">3.Analysis of the existing Movable Type storage system to ensure compatibility for purposes of data transfer, and development of tools and procedures for exporting the data from the Movable Type repository into an XML-ready format.</text:span> <text:s/></text:p>
      <text:p text:style-name="Standard"/>
      <text:p text:style-name="Standard">In the detailed project description, conversion of the Movable Type materials was scheduled to take place in the first quarter of year one. <text:s/>However, this task has a large dependency on analysis of the primary source materials, and development of the corresponding XML specifications, rendering significant work on this impossible until those dependencies were advanced. <text:s/>Therefore, the task was entirely postponed until June 2008, at which time prototype scripts were developed to map the data model in the MovableType materials with that of the emerging XML specification. <text:s/>A preliminary assessment was also made at that time about the extent to which materials could be automatically converted into XML, and a portion of the existing editorial workflow was altered to include direct authoring in TEI XML, with conversion to MovableType syntax using XSLT.</text:p>
      <text:p text:style-name="Standard"/>
      <text:p text:style-name="Standard">Outcomes of this work were used to refine the XML specifications and to advance thinking about the metadata system and editorial workflows. <text:s/>Full specifications for the conversion are in-progress and the full conversion pipeline is expected to be implemented by July of 2009. </text:p>
      <text:p text:style-name="Standard"/>
      <text:p text:style-name="Standard"><text:span text:style-name="T1">4. Development of the XML repository to hold the materials as they are edited, and preparation of tools to assist the researchers/editors.</text:span> <text:s/></text:p>
      <text:p text:style-name="Standard"/>
      <text:p text:style-name="Standard">xMod is well established on other CCH projects as a robust XML repository for housing and delivering the core texts of the corpus. <text:s/>However, the XML specification developed for this and other recent projects has highlighted several areas in which enhancements are required. <text:s/>Work is currently underway to make the tool compatible with the latest version of the TEI, <text:s/>P5. <text:s/>In addition, enhancements to support for XSLT 2.0 are being made which will allow for more complex aggregation of XML fragments, and greater control over manipulating document trees. <text:s text:c="2"/>The upgrade to XSLT 2.0 will also improve the overall performance of the software, resulting in lower download times. <text:s/>These enhancements are expected to be completed in May of 2009.<text:note text:id="ftn2" text:note-class="footnote"><text:note-citation>3</text:note-citation><text:note-body><text:p text:style-name="Footnote">I believe that this is the expected completion date for these enhancements, which are actually being made for a number of other projects that have imminent deadlines. Paul Spence should have a firmer date for this work.</text:p></text:note-body></text:note></text:p>
      <text:p text:style-name="Standard"/>
      <text:p text:style-name="P1">5.Production of a manual of procedures and protocols (in English and German) to guide researchers/editors in their editing work. </text:p>
      <text:p text:style-name="Standard"/>
      <text:p text:style-name="Standard">Early in the process, Ian Bent ascertained that the Viennese contributors to the project were comfortable working with English Language materials. <text:s/>He has subsequently produced and provided several updates of a guidebook </text:p>
      <text:p text:style-name="Standard"/>
      <text:p text:style-name="Standard">The first substantial revision of a corresponding XML encoding document was produced in August of 2008; subsequent major revisions were carried out in October and December of 2008. <text:s/>A third major revision of this document to detail additional guidelines for correspondence and lessonbooks is underway with expected completion in early April 2009.</text:p>
      <text:p text:style-name="Standard"/>
      <text:p text:style-name="Standard">To complement this, a project 'wiki' has been set up to track work progress for the Viennese <text:soft-page-break/>contributors. <text:s/>This wiki also centralises dissemination of the manuals of procedures, and allows each member of the project research team to comment on and post questions about the documents, and to post queries and questions.</text:p>
      <text:p text:style-name="Standard"/>
      <text:p text:style-name="Standard"><text:s text:c="2"/></text:p>
      <text:p text:style-name="Standard"><text:span text:style-name="T1">6.Training of researchers/editors. </text:span><text:s/></text:p>
      <text:p text:style-name="Standard"/>
      <text:p text:style-name="Standard">Introductory training sessions in XML and the TEI were held at the CCH in November 2007 and were attended by Ian Bent and William Drabkin. <text:s/>Subsequent bi-weekly training and work sessions have been held with Ian Bent commencing during the Summer and Autumn of 2008. <text:s/>In addition, Ian attended a formal introduction to the xMod publishing framework conducted by Elena Pierazo in September 2008.</text:p>
      <text:p text:style-name="Standard"/>
      <text:p text:style-name="Standard">The Viennese contributors have received two hands-on training sessions were held in Vienna. <text:s/>The first, in October 2008 introduced XML and TEI concepts and oriented the participants with XML tools for editing. <text:s/>The second, held in November 2008 focused specifically on the XML specifications for this project, and included sessions to encode a set of test documents.</text:p>
      <text:p text:style-name="Standard"/>
      <text:p text:style-name="Standard">The project proposal suggests that this task was to be completed in the first year; experience shows that follow-up sessions may be necessary to support changes in encoding practice or to 'refresh' participants on a range of topics.</text:p>
      <text:p text:style-name="Standard"><text:s/></text:p>
      <text:p text:style-name="Standard"/>
      <text:p text:style-name="P1">7. <text:s/>Development of a structural metadata system using METS (the Metadata Encoding and Transmission Standard). <text:s/></text:p>
      <text:p text:style-name="Standard"/>
      <text:p text:style-name="Standard">In addition to identifying structures within METS that can be used to link digital objects in the Schenker corpus, research has been performed into the kinds of descriptive metadata that need to be tracked about each item to support human "linking" or association of objects with one another when viewed in different parts of the system. <text:s/>Analysis has also been performed to determine how best to interlink the technical linking components with their human counterparts.<text:note text:id="ftn3" text:note-class="footnote"><text:note-citation>4</text:note-citation><text:note-body><text:p text:style-name="Footnote">This draws upon work begun in the LEADERS project, in which one member of the technical team was involved (Miguel).</text:p></text:note-body></text:note></text:p>
      <text:p text:style-name="Standard"/>
      <text:p text:style-name="Standard"/>
      <text:p text:style-name="P1">8.Design and development of Authority Tables and other database structures.</text:p>
      <text:p text:style-name="Standard"/>
      <text:p text:style-name="Standard">Analysis to determine the extent and nature of entities to be tracked within the corpus is complete, as is a preliminary understanding of possible relationships that exist between entities (for example a person may be associated with a place) and the properties that define each (for example, a person has a name which may consist of three parts: the terms of address, the given names and the family name). <text:s/></text:p>
      <text:p text:style-name="Standard"/>
      <text:p text:style-name="Standard">In addition, a tool was identified in June 2008 that will allow for the capture of initial data about entities during editing, and to create an unambiguous identifier for entities that can be added to instances found in the texts during editing. <text:s/>This web-based tool, the Entity Authority Tracking System, originally developed by the New Zealand Electronic Text Centre is currently being extended and modified to meet the requirements of the CCH editing environment, and to support a few specific requirements of the Schenker dataset. <text:s/>It is estimated that this will be put into production in <text:soft-page-break/>early May 2009.</text:p>
      <text:p text:style-name="Standard"/>
      <text:p text:style-name="Standard"/>
      <text:p text:style-name="P1">9. Design and development of web publication framework.</text:p>
      <text:p text:style-name="Standard"/>
      <text:p text:style-name="Standard">The web publication framework will be built upon existing CCH technologies. <text:s/>Specific work in this area includes development of the visual identify for the project, begun in June 2008. <text:s/>To date, a banner graphic has been designed and approved, and baseline HTML templates and Cascading Stylesheets (CSS) are under development. <text:s/></text:p>
      <text:p text:style-name="Standard"/>
      <text:p text:style-name="Standard">Structural analysis of the site is in progress. <text:s/>Analysis exercises have included identifying relevant components from the pilot project to migrate to the new site, and new information areas and sources are being mapped to an overall publication architecture. <text:s/></text:p>
      <text:p text:style-name="Standard"/>
      <text:p text:style-name="Standard">Visual and structural analysis are to be completed by the end of the second quarter 2009; functional analysis will follow in the third quarter.</text:p>
      <text:p text:style-name="Standard"/>
      <text:p text:style-name="Standard"/>
      <text:p text:style-name="P1">10. Design and development of linking structures and tools.</text:p>
      <text:p text:style-name="Standard"/>
      <text:p text:style-name="Standard">Early work on this task has centred on known dependencies between the ontological texts and the <text:s/>texts themselves. <text:s text:c="2"/>Early outputs have been include the isolation and specification within the TEI of elements to be used in marking out items of interest and the means by which to link them to the authority system outlined in 8, above. <text:s/></text:p>
      <text:p text:style-name="Standard"/>
      <text:p text:style-name="Standard">Future work will centre on ways in which the data drawn from both systems needs to be enhanced and developed to support tracking other thematic strands through the corpus.</text:p>
      <text:p text:style-name="Standard"/>
      <text:p text:style-name="P1">11. Development of XSLT transformations for web delivery.</text:p>
      <text:p text:style-name="Standard"/>
      <text:p text:style-name="Standard">Early specifications are in place for the development of a first set of XSLT transformations to be used to check work during the editing process. <text:s/>These are based in large part on existing scripts for TEI transformation, but are being enhanced to better support the extra and custom namespaces in use on the project, and to allow views of the texts tailored toward tasks of editing. <text:s/>As such work is in progress to ensure that the particular interventions being tracked for this project are displayed in a way that helps editors identify mistakes in the encoding</text:p>
      <text:p text:style-name="Standard"/>
      <text:p text:style-name="Standard">This work is scheduled to continue throughout the remainder of the project; the next phase of the work will involve expanding these core transformations to include elements required for the general display of </text:p>
      <text:p text:style-name="Standard"/>
      <text:p text:style-name="P1">12.Development of online browse and search system. </text:p>
      <text:p text:style-name="Standard"/>
      <text:p text:style-name="Standard">Scheduled to begin in the 4th quarter of year one, work-to-date on this task has involved ensuring that texts are encoded to the proper depth to allow for the development of structured and full-text search services. <text:s text:c="2"/>It is expected that the CCH tool Ereuna will be used to provide searching and browsing functionality on the site, and so other ongoing work is the identification of functional requirements that may necessitate enhancements and modifications of that tool s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Tamara Lopez</meta:initial-creator>
    <meta:creation-date>2009-03-02T15:16:38</meta:creation-date>
    <dc:creator>Tamara Lopez</dc:creator>
    <dc:date>2009-03-02T16:49:55</dc:date>
    <meta:editing-cycles>6</meta:editing-cycles>
    <meta:editing-duration>PT1H33M18S</meta:editing-duration>
    <meta:user-defined meta:name="Info 1"/>
    <meta:user-defined meta:name="Info 2"/>
    <meta:user-defined meta:name="Info 3"/>
    <meta:user-defined meta:name="Info 4"/>
    <meta:document-statistic meta:table-count="0" meta:image-count="0" meta:object-count="0" meta:page-count="4" meta:paragraph-count="46" meta:word-count="1901" meta:character-count="11988"/>
  </office:meta>
</office:document-meta>
</file>